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5-09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5-06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5-03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5-01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4-10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4-07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4-03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4-01-1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3-09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3-07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3-03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3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2-09-15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2-07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2-02-25 21:20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2-01-10 19:15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1-08-25 17:56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1-06-16 16:00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1-03-09 22:01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1-01-0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0-07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0-03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20-01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10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7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3-1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3-1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1-2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1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7-1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4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0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7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2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1-0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10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7-0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3-0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1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7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3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5-01-07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11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9-0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0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10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2000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5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0</text:p>
          </table:table-cell>
          <table:table-cell office:value-type="string" calcext:value-type="string">
            <text:p>Rock Springs 1</text:p>
          </table:table-cell>
          <table:table-cell office:value-type="string" calcext:value-type="string">
            <text:p>199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0" meta:object-count="0"/>
    <meta:user-defined meta:name="AppVersion">3.0</meta:user-defined>
  </office:meta>
</office:document-meta>
</file>